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4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5]-[.C5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5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5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8]-[.C8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9]-[.C9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0]-[.C10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1]-[.C11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12]-[.C12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13]-[.C13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4]-[.C14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9">
            <text:p>2010/9/29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15]-[.C15]" office:value-type="float" office:value="55">
            <text:p>55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8">
            <text:p>88</text:p>
          </table:table-cell>
          <table:table-cell table:style-name="ce6" table:formula="of:=[.B17]-[.C17]" office:value-type="float" office:value="58">
            <text:p>5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table:formula="of:=[.B18]-[.C18]" office:value-type="float" office:value="68">
            <text:p>6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75">
            <text:p>75</text:p>
          </table:table-cell>
          <table:table-cell table:style-name="ce6" table:formula="of:=[.B19]-[.C19]" office:value-type="float" office:value="43">
            <text:p>4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26">
            <text:p>2010/10/26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7">
            <text:p>77</text:p>
          </table:table-cell>
          <table:table-cell table:style-name="ce6" table:formula="of:=[.B20]-[.C20]" office:value-type="float" office:value="55">
            <text:p>5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4" table:number-rows-repeated="48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67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6">2010/10/26</text:date>, <text:time>15:52:3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0-26T15:52:30.90</dc:date>
    <dc:language>en-US</dc:language>
    <meta:editing-cycles>22</meta:editing-cycles>
    <meta:editing-duration>PT04H13M23S</meta:editing-duration>
    <dc:creator>稜剛 張簡</dc:creator>
    <meta:document-statistic meta:table-count="2" meta:cell-count="130" meta:object-count="0"/>
    <meta:user-defined meta:name="Info 1"/>
    <meta:user-defined meta:name="Info 2"/>
    <meta:user-defined meta:name="Info 3"/>
    <meta:user-defined meta:name="Info 4"/>
  </office:meta>
</office:document-meta>
</file>